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bold" officeooo:rsid="001ac215" officeooo:paragraph-rsid="001ac215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3pt" officeooo:rsid="000e0295" officeooo:paragraph-rsid="000e0295" style:font-size-asian="13pt" style:font-size-complex="13pt"/>
    </style:style>
    <style:style style:name="P3" style:family="paragraph" style:parent-style-name="Standard">
      <style:text-properties style:font-name="Times New Roman" fo:font-size="13pt" style:text-underline-style="solid" style:text-underline-width="auto" style:text-underline-color="font-color" fo:font-weight="bold" officeooo:rsid="00190c7d" officeooo:paragraph-rsid="00190c7d" style:font-size-asian="13pt" style:font-weight-asian="bold" style:font-size-complex="13pt" style:font-weight-complex="bold"/>
    </style:style>
    <style:style style:name="P4" style:family="paragraph" style:parent-style-name="Standard" style:list-style-name="L1">
      <style:text-properties style:font-name="Times New Roman" fo:font-size="13pt" officeooo:rsid="000e0295" officeooo:paragraph-rsid="000e0295" style:font-size-asian="13pt" style:font-size-complex="13pt"/>
    </style:style>
    <style:style style:name="P5" style:family="paragraph" style:parent-style-name="Standard" style:list-style-name="L4">
      <style:text-properties style:font-name="Times New Roman" fo:font-size="13pt" officeooo:paragraph-rsid="0020270f" style:font-size-asian="13pt" style:font-size-complex="13pt"/>
    </style:style>
    <style:style style:name="P6" style:family="paragraph" style:parent-style-name="Standard" style:list-style-name="L4">
      <style:text-properties style:font-name="Times New Roman" fo:font-size="13pt" officeooo:rsid="0020270f" officeooo:paragraph-rsid="0020270f" style:font-size-asian="13pt" style:font-size-complex="13pt"/>
    </style:style>
    <style:style style:name="P7" style:family="paragraph" style:parent-style-name="Standard">
      <style:text-properties style:font-name="Times New Roman" fo:font-size="13pt" officeooo:rsid="00222260" officeooo:paragraph-rsid="00222260" style:font-size-asian="13pt" style:font-size-complex="13pt"/>
    </style:style>
    <style:style style:name="P8" style:family="paragraph" style:parent-style-name="Standard" style:list-style-name="L1">
      <style:text-properties style:font-name="Times New Roman" fo:font-size="13pt" fo:font-weight="normal" officeooo:rsid="000e0295" officeooo:paragraph-rsid="000e0295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text-properties style:font-name="Times New Roman" fo:font-size="13pt" fo:font-weight="normal" officeooo:rsid="001035da" officeooo:paragraph-rsid="001035da" style:font-size-asian="13pt" style:font-weight-asian="normal" style:font-size-complex="13pt" style:font-weight-complex="normal"/>
    </style:style>
    <style:style style:name="P10" style:family="paragraph" style:parent-style-name="Standard" style:list-style-name="L2">
      <style:text-properties style:font-name="Times New Roman" fo:font-size="13pt" fo:font-weight="normal" officeooo:rsid="001035da" officeooo:paragraph-rsid="001035da" style:font-size-asian="13pt" style:font-weight-asian="normal" style:font-size-complex="13pt" style:font-weight-complex="normal"/>
    </style:style>
    <style:style style:name="P11" style:family="paragraph" style:parent-style-name="Standard" style:list-style-name="L2">
      <style:text-properties style:font-name="Times New Roman" fo:font-size="13pt" fo:font-weight="normal" officeooo:rsid="001054d8" officeooo:paragraph-rsid="001054d8" style:font-size-asian="13pt" style:font-weight-asian="normal" style:font-size-complex="13pt" style:font-weight-complex="normal"/>
    </style:style>
    <style:style style:name="P12" style:family="paragraph" style:parent-style-name="Standard" style:list-style-name="L2">
      <style:text-properties style:font-name="Times New Roman" fo:font-size="13pt" fo:font-weight="normal" officeooo:rsid="00114ad6" officeooo:paragraph-rsid="00114ad6" style:font-size-asian="13pt" style:font-weight-asian="normal" style:font-size-complex="13pt" style:font-weight-complex="normal"/>
    </style:style>
    <style:style style:name="P13" style:family="paragraph" style:parent-style-name="Standard" style:list-style-name="L2">
      <style:text-properties style:font-name="Times New Roman" fo:font-size="13pt" fo:font-weight="normal" officeooo:rsid="0011d693" officeooo:paragraph-rsid="0011d693" style:font-size-asian="13pt" style:font-weight-asian="normal" style:font-size-complex="13pt" style:font-weight-complex="normal"/>
    </style:style>
    <style:style style:name="P14" style:family="paragraph" style:parent-style-name="Standard" style:list-style-name="L3">
      <style:text-properties style:font-name="Times New Roman" fo:font-size="13pt" fo:font-weight="normal" officeooo:rsid="0016c64b" officeooo:paragraph-rsid="0016c64b" style:font-size-asian="13pt" style:font-weight-asian="normal" style:font-size-complex="13pt" style:font-weight-complex="normal"/>
    </style:style>
    <style:style style:name="P15" style:family="paragraph" style:parent-style-name="Standard" style:list-style-name="L5">
      <style:text-properties style:font-name="Times New Roman" fo:font-size="13pt" fo:font-weight="normal" officeooo:rsid="00222260" officeooo:paragraph-rsid="00222260" style:font-size-asian="13pt" style:font-weight-asian="normal" style:font-size-complex="13pt" style:font-weight-complex="normal"/>
    </style:style>
    <style:style style:name="P16" style:family="paragraph" style:parent-style-name="Standard" style:list-style-name="L2">
      <style:text-properties style:font-name="Times New Roman" fo:font-size="13pt" fo:font-weight="bold" officeooo:rsid="001035da" officeooo:paragraph-rsid="001035da" style:font-size-asian="13pt" style:font-weight-asian="bold" style:font-size-complex="13pt" style:font-weight-complex="bold"/>
    </style:style>
    <style:style style:name="P17" style:family="paragraph" style:parent-style-name="Standard" style:list-style-name="L2">
      <style:text-properties style:font-name="Times New Roman" fo:font-size="13pt" fo:font-weight="bold" officeooo:rsid="001054d8" officeooo:paragraph-rsid="001054d8" style:font-size-asian="13pt" style:font-weight-asian="bold" style:font-size-complex="13pt" style:font-weight-complex="bold"/>
    </style:style>
    <style:style style:name="P18" style:family="paragraph" style:parent-style-name="Standard" style:list-style-name="L2">
      <style:text-properties style:font-name="Times New Roman" fo:font-size="13pt" fo:font-weight="bold" officeooo:rsid="00114ad6" officeooo:paragraph-rsid="00114ad6" style:font-size-asian="13pt" style:font-weight-asian="bold" style:font-size-complex="13pt" style:font-weight-complex="bold"/>
    </style:style>
    <style:style style:name="P19" style:family="paragraph" style:parent-style-name="Standard" style:list-style-name="L2">
      <style:text-properties style:font-name="Times New Roman" fo:font-size="13pt" fo:font-weight="bold" officeooo:rsid="0011d693" officeooo:paragraph-rsid="0011d693" style:font-size-asian="13pt" style:font-weight-asian="bold" style:font-size-complex="13pt" style:font-weight-complex="bold"/>
    </style:style>
    <style:style style:name="P20" style:family="paragraph" style:parent-style-name="Standard" style:list-style-name="L2">
      <style:text-properties style:font-name="Times New Roman" fo:font-size="13pt" fo:font-weight="bold" officeooo:rsid="0014030e" officeooo:paragraph-rsid="0014030e" style:font-size-asian="13pt" style:font-weight-asian="bold" style:font-size-complex="13pt" style:font-weight-complex="bold"/>
    </style:style>
    <style:style style:name="P21" style:family="paragraph" style:parent-style-name="Standard" style:list-style-name="L3">
      <style:text-properties style:font-name="Times New Roman" fo:font-size="13pt" fo:font-weight="bold" officeooo:rsid="0014cfb8" officeooo:paragraph-rsid="0014cfb8" style:font-size-asian="13pt" style:font-weight-asian="bold" style:font-size-complex="13pt" style:font-weight-complex="bold"/>
    </style:style>
    <style:style style:name="P22" style:family="paragraph" style:parent-style-name="Standard" style:list-style-name="L3">
      <style:text-properties style:font-name="Times New Roman" fo:font-size="13pt" fo:font-weight="bold" officeooo:rsid="001515b9" officeooo:paragraph-rsid="001515b9" style:font-size-asian="13pt" style:font-weight-asian="bold" style:font-size-complex="13pt" style:font-weight-complex="bold"/>
    </style:style>
    <style:style style:name="P23" style:family="paragraph" style:parent-style-name="Standard" style:list-style-name="L3">
      <style:text-properties style:font-name="Times New Roman" fo:font-size="13pt" fo:font-weight="bold" officeooo:rsid="0017930e" officeooo:paragraph-rsid="0017930e" style:font-size-asian="13pt" style:font-weight-asian="bold" style:font-size-complex="13pt" style:font-weight-complex="bold"/>
    </style:style>
    <style:style style:name="P24" style:family="paragraph" style:parent-style-name="Standard" style:list-style-name="L5">
      <style:text-properties style:font-name="Times New Roman" fo:font-size="13pt" fo:font-weight="bold" officeooo:rsid="00222260" officeooo:paragraph-rsid="00222260" style:font-size-asian="13pt" style:font-weight-asian="bold" style:font-size-complex="13pt" style:font-weight-complex="bold"/>
    </style:style>
    <style:style style:name="P25" style:family="paragraph" style:parent-style-name="Standard" style:list-style-name="L4">
      <style:text-properties style:font-name="Times New Roman" fo:font-size="13pt" style:text-underline-style="solid" style:text-underline-width="auto" style:text-underline-color="font-color" fo:font-weight="bold" officeooo:rsid="001c9846" officeooo:paragraph-rsid="001c9846" style:font-size-asian="13pt" style:font-weight-asian="bold" style:font-size-complex="13pt" style:font-weight-complex="bold"/>
    </style:style>
    <style:style style:name="P26" style:family="paragraph" style:parent-style-name="Standard" style:list-style-name="L4">
      <style:text-properties style:font-name="Times New Roman" fo:font-size="13pt" style:text-underline-style="solid" style:text-underline-width="auto" style:text-underline-color="font-color" fo:font-weight="bold" officeooo:rsid="001cdf30" officeooo:paragraph-rsid="001cdf30" style:font-size-asian="13pt" style:font-weight-asian="bold" style:font-size-complex="13pt" style:font-weight-complex="bold"/>
    </style:style>
    <style:style style:name="P27" style:family="paragraph" style:parent-style-name="Standard" style:list-style-name="L4">
      <style:text-properties style:font-name="Times New Roman" fo:font-size="13pt" style:text-underline-style="none" fo:font-weight="normal" officeooo:rsid="001cdf30" officeooo:paragraph-rsid="001cdf30" style:font-size-asian="13pt" style:font-weight-asian="normal" style:font-size-complex="13pt" style:font-weight-complex="normal"/>
    </style:style>
    <style:style style:name="P28" style:family="paragraph" style:parent-style-name="Standard" style:list-style-name="L4">
      <style:text-properties style:font-name="Times New Roman" fo:font-size="13pt" style:text-underline-style="none" fo:font-weight="bold" officeooo:rsid="001e5c7c" officeooo:paragraph-rsid="0020270f" style:font-size-asian="13pt" style:font-weight-asian="bold" style:font-size-complex="13pt" style:font-weight-complex="bold"/>
    </style:style>
    <style:style style:name="P29" style:family="paragraph" style:parent-style-name="Standard" style:list-style-name="L5">
      <style:text-properties style:font-name="Times New Roman" fo:font-size="13pt" style:text-underline-style="none" fo:font-weight="bold" officeooo:rsid="00222260" officeooo:paragraph-rsid="00222260" style:font-size-asian="13pt" style:font-weight-asian="bold" style:font-size-complex="13pt" style:font-weight-complex="bold"/>
    </style:style>
    <style:style style:name="P30" style:family="paragraph" style:parent-style-name="Standard" style:list-style-name="L4">
      <style:text-properties style:font-name="Times New Roman" fo:font-size="13pt" style:text-underline-style="none" officeooo:rsid="0020270f" officeooo:paragraph-rsid="0020270f" style:font-size-asian="13pt" style:font-size-complex="13pt"/>
    </style:style>
    <style:style style:name="P31" style:family="paragraph" style:parent-style-name="Standard" style:list-style-name="L5">
      <style:text-properties style:font-name="Times New Roman" fo:font-size="13pt" style:text-underline-style="none" officeooo:rsid="00222260" officeooo:paragraph-rsid="00222260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030e" style:font-weight-asian="normal" style:font-weight-complex="normal"/>
    </style:style>
    <style:style style:name="T4" style:family="text">
      <style:text-properties fo:font-weight="normal" officeooo:rsid="001515b9" style:font-weight-asian="normal" style:font-weight-complex="normal"/>
    </style:style>
    <style:style style:name="T5" style:family="text">
      <style:text-properties fo:font-weight="normal" officeooo:rsid="001c9846" style:font-weight-asian="normal" style:font-weight-complex="normal"/>
    </style:style>
    <style:style style:name="T6" style:family="text">
      <style:text-properties fo:font-weight="normal" officeooo:rsid="0026ca6f" style:font-weight-asian="normal" style:font-weight-complex="normal"/>
    </style:style>
    <style:style style:name="T7" style:family="text">
      <style:text-properties officeooo:rsid="001054d8"/>
    </style:style>
    <style:style style:name="T8" style:family="text">
      <style:text-properties officeooo:rsid="0014cfb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975c0" style:font-weight-asian="normal" style:font-weight-complex="normal"/>
    </style:style>
    <style:style style:name="T13" style:family="text">
      <style:text-properties style:text-underline-style="none" fo:font-weight="normal" officeooo:rsid="001cdf30" style:font-weight-asian="normal" style:font-weight-complex="normal"/>
    </style:style>
    <style:style style:name="T14" style:family="text">
      <style:text-properties style:text-underline-style="none" fo:font-weight="normal" officeooo:rsid="001e5c7c" style:font-weight-asian="normal" style:font-weight-complex="normal"/>
    </style:style>
    <style:style style:name="T15" style:family="text">
      <style:text-properties style:text-underline-style="none" fo:font-weight="normal" officeooo:rsid="0020270f" style:font-weight-asian="normal" style:font-weight-complex="normal"/>
    </style:style>
    <style:style style:name="T16" style:family="text">
      <style:text-properties style:text-underline-style="none" officeooo:rsid="001cdf30"/>
    </style:style>
    <style:style style:name="T17" style:family="text">
      <style:text-properties style:text-underline-style="none" officeooo:rsid="001e5c7c"/>
    </style:style>
    <style:style style:name="T18" style:family="text">
      <style:text-properties style:text-underline-style="none" officeooo:rsid="0020270f"/>
    </style:style>
    <style:style style:name="T19" style:family="text">
      <style:text-properties style:text-underline-style="none" officeooo:rsid="0020463c"/>
    </style:style>
    <style:style style:name="T20" style:family="text">
      <style:text-properties style:text-underline-style="none" officeooo:rsid="0021c392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bold" officeooo:rsid="0020463c" style:font-weight-asian="bold" style:font-weight-complex="bold"/>
    </style:style>
    <style:style style:name="T23" style:family="text">
      <style:text-properties fo:font-size="13pt" style:text-underline-style="none" fo:font-weight="normal" officeooo:rsid="001e5c7c" style:font-size-asian="13pt" style:font-weight-asian="normal" style:font-size-complex="13pt" style:font-weight-complex="normal"/>
    </style:style>
    <style:style style:name="T24" style:family="text">
      <style:text-properties fo:font-size="13pt" style:text-underline-style="none" fo:font-weight="normal" officeooo:rsid="0020270f" style:font-size-asian="13pt" style:font-weight-asian="normal" style:font-size-complex="13pt" style:font-weight-complex="normal"/>
    </style:style>
    <style:style style:name="T25" style:family="text">
      <style:text-properties officeooo:rsid="0026ca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HỰC HÀNH SỐ 1</text:p>
      <text:p text:style-name="P2"><text:span text:style-name="T9">Bài 1:</text:span> Bài tập về lệnh cat, touch, more, less:</text:p>
      <text:list xml:id="list1763296834" text:style-name="L1">
        <text:list-item>
          <text:p text:style-name="P4">Lệnh <text:span text:style-name="T1">touch </text:span><text:span text:style-name="T2">dùng để tạo 1 file mới &lt;touch tên_file&gt; vd: </text:span><text:span text:style-name="T1">touch hello.c</text:span></text:p>
          <text:p text:style-name="P8">Tạo nhiêu file cũng 1 lúc: touch index.html style.css</text:p>
        </text:list-item>
        <text:list-item>
          <text:p text:style-name="P9"><text:span text:style-name="T8">L</text:span>ệnh <text:span text:style-name="T1">cat</text:span>:</text:p>
        </text:list-item>
      </text:list>
      <text:list xml:id="list994903808" text:style-name="L2">
        <text:list-item>
          <text:list>
            <text:list-item>
              <text:p text:style-name="P10">Đọc nội dung của tập tin:</text:p>
              <text:p text:style-name="P16">cat noidung.tx<text:span text:style-name="T7">t</text:span></text:p>
            </text:list-item>
            <text:list-item>
              <text:p text:style-name="P11">Tạo file mới:</text:p>
              <text:p text:style-name="P17">cat &gt; filecat.txt<text:span text:style-name="T2"> (dùng Ctrl + D khi hoàn tất nội dung)</text:span></text:p>
            </text:list-item>
            <text:list-item>
              <text:p text:style-name="P12">Hiển thị số dòng:</text:p>
              <text:p text:style-name="P18">cat -n noidung,txt</text:p>
            </text:list-item>
            <text:list-item>
              <text:p text:style-name="P13">Copy file:</text:p>
              <text:p text:style-name="P19">cat noidung.txt &gt; noidung1.txt</text:p>
            </text:list-item>
            <text:list-item>
              <text:p text:style-name="P19"><text:span text:style-name="T3">C</text:span><text:span text:style-name="T2">ustom end </text:span><text:span text:style-name="T3">M</text:span><text:span text:style-name="T2">arker</text:span></text:p>
              <text:p text:style-name="P20">cat &gt; noidung.txt &lt;&lt; <text:span text:style-name="T2"><text:s/></text:span></text:p>
            </text:list-item>
          </text:list>
        </text:list-item>
      </text:list>
      <text:list xml:id="list2826408407" text:style-name="L3">
        <text:list-item>
          <text:p text:style-name="P21"><text:span text:style-name="T2">Lệnh </text:span>more<text:span text:style-name="T2">: </text:span><text:span text:style-name="T4">Mở file text trực tiếp trong Terminal</text:span></text:p>
          <text:p text:style-name="P22">more noidung.txt</text:p>
        </text:list-item>
        <text:list-item>
          <text:p text:style-name="P14">Lệnh <text:span text:style-name="T1">less</text:span>: tương tự lệnh <text:span text:style-name="T1">more</text:span> nhưng tốc độ đọc file nhanh và nhiều tính năng hơn <text:span text:style-name="T1">more</text:span></text:p>
          <text:p text:style-name="P23">less noidung.txt <text:s text:c="4"/><text:span text:style-name="T5">Bấm q để thoát</text:span></text:p>
        </text:list-item>
      </text:list>
      <text:p text:style-name="P3">Bài 2:<text:span text:style-name="T11"> </text:span><text:span text:style-name="T12">Bài tập về wc và sort:</text:span></text:p>
      <text:list xml:id="list1326197212" text:style-name="L4">
        <text:list-item>
          <text:p text:style-name="P25"><text:span text:style-name="T10">wc </text:span><text:span text:style-name="T16">noidung.txt</text:span><text:span text:style-name="T13"> </text:span></text:p>
          <text:p text:style-name="P27">9 10 41 noidung.txt</text:p>
          <text:p text:style-name="P27">file noidung.txt có 9 dòng, 10 từ, 41 ký tự</text:p>
          <text:p text:style-name="P26"><text:span text:style-name="T10">wc -</text:span><text:span text:style-name="T17">l noidung.txt</text:span><text:span text:style-name="T14"> (Hiện thị số dòng)</text:span></text:p>
          <text:p text:style-name="P26"><text:span text:style-name="T17">wc -c noidung.txt </text:span><text:span text:style-name="T14">(Hiện số ký tự)</text:span></text:p>
          <text:p text:style-name="P26"><text:span text:style-name="T17">wc -w noidung.txt </text:span><text:span text:style-name="T14">(Đếm số từ)</text:span></text:p>
        </text:list-item>
        <text:list-item>
          <text:p text:style-name="P28">Sort:</text:p>
          <text:p text:style-name="P5"><text:span text:style-name="T14">- </text:span><text:span text:style-name="T15">Hiển thị danh sách các file trong thư mục </text:span><text:span text:style-name="T10">/usr/bin</text:span></text:p>
          <text:p text:style-name="P5"><text:span text:style-name="T18">cd </text:span><text:span text:style-name="T10">/usr/bin</text:span></text:p>
          <text:p text:style-name="P30">ls</text:p>
          <text:p text:style-name="P6"><text:span text:style-name="T10">- </text:span><text:span text:style-name="T19">Sắp xếp </text:span><text:span text:style-name="T20">tăng dần</text:span><text:span text:style-name="T19">:</text:span></text:p>
        </text:list-item>
      </text:list>
      <text:p text:style-name="P7"><text:span text:style-name="T22">Bài </text:span><text:span text:style-name="T21">3:</text:span><text:span text:style-name="T10"> Bài tập về lệnh head và tail:</text:span></text:p>
      <text:list xml:id="list3433686548" text:style-name="L5">
        <text:list-item>
          <text:p text:style-name="P31">Dùng lệnh cat xem /etc/passwd rồi copy tập tin passwd sang /mydir/mypasswords.txt:</text:p>
          <text:p text:style-name="P29">cat &gt; passwd &gt; cd /home/thanhan/mypasswords.txt</text:p>
        </text:list-item>
        <text:list-item>
          <text:p text:style-name="P15">Dùng lệnh head cho biết thông tin về 3 user đầu trong mypasswords.txt:</text:p>
          <text:p text:style-name="P24">head -n 3 "mypasswords.txt"</text:p>
        </text:list-item>
        <text:list-item>
          <text:p text:style-name="P15">Dùng lệnh tail cho biết thông tin về 3 user cuối trong mypasswords.txt</text:p>
          <text:p text:style-name="P24">tail -n 3 "mypasswords.txt"</text:p>
        </text:list-item>
        <text:list-item>
          <text:p text:style-name="P15">Lệnh nào trong ba lệnh trên cho ta biết thông tin từ user thứ 4 cho đến hết:</text:p>
          <text:p text:style-name="P24"><text:span text:style-name="T2">- Đếm </text:span><text:span text:style-name="T6">số dòng: </text:span><text:span text:style-name="T25">wc -l mypasswords.txt </text:span><text:span text:style-name="T6">(Có 41 dòng)</text:span></text:p>
          <text:p text:style-name="P24"><text:span text:style-name="T6">- </text:span><text:span text:style-name="T25">tail -n +4 "mypasswords.txt" | head -n 4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8:57:45.941192380</meta:creation-date>
    <meta:generator>LibreOffice/5.4.5.1$Linux_X86_64 LibreOffice_project/40m0$Build-1</meta:generator>
    <dc:date>2018-04-10T23:47:40.818791679</dc:date>
    <meta:editing-duration>PT1H29M6S</meta:editing-duration>
    <meta:editing-cycles>30</meta:editing-cycles>
    <meta:document-statistic meta:table-count="0" meta:image-count="0" meta:object-count="0" meta:page-count="1" meta:paragraph-count="41" meta:word-count="311" meta:character-count="1457" meta:non-whitespace-character-count="1212"/>
  </office:meta>
</office:document-meta>
</file>